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ack0</text:span></text:p>
      <text:p text:style-name="Standard"/>
      <text:p text:style-name="Standard">Try running file</text:p>
      <text:p text:style-name="Standard"><text:tab/>Waits for input</text:p>
      <text:p text:style-name="Standard"><text:tab/>“A” -&gt; try again</text:p>
      <text:p text:style-name="Standard">Look at code for stack0</text:p>
      <text:p text:style-name="Standard"><text:tab/>Buffer[64] makes me think that the we can overflow past 64</text:p>
      <text:p text:style-name="Standard">Run file</text:p>
      <text:p text:style-name="Standard"><text:tab/>python -c “print ‘A’*65” -&gt; you have changed ‘modified’ variable</text:p>
      <text:p text:style-name="Standard"/>
      <text:p text:style-name="Standard"><text:span text:style-name="T1">Stack1</text:span></text:p>
      <text:p text:style-name="Standard"/>
      <text:p text:style-name="Standard">Gonna want 64 characters of junk at start same as last time</text:p>
      <text:p text:style-name="Standard">This one nicely prints what it sees</text:p>
      <text:p text:style-name="Standard">So will test with “61626364”</text:p>
      <text:p text:style-name="Standard"><text:tab/>-&gt; 0x32363136</text:p>
      <text:p text:style-name="Standard"><text:tab/>Does not help</text:p>
      <text:p text:style-name="Standard">Look at modified’s comparison result again</text:p>
      <text:p text:style-name="Standard"><text:tab/>61626364 -&gt; 'abcd' when converted hex to string</text:p>
      <text:p text:style-name="Standard">Test again</text:p>
      <text:p text:style-name="Standard"><text:tab/>64 chars + abcd -&gt; 0x64636261</text:p>
      <text:p text:style-name="Standard"><text:tab/>0x64636261 == 64 | 63 | 62 | 61</text:p>
      <text:p text:style-name="Standard"><text:tab/>Appears to be flipped version</text:p>
      <text:p text:style-name="Standard"><text:tab/>64 chars + dcba -&gt; “you have correctly …”</text:p>
      <text:p text:style-name="Standard"/>
      <text:p text:style-name="Standard"><text:soft-page-break/><text:span text:style-name="T1">Stack2</text:span></text:p>
      <text:p text:style-name="Standard"/>
      <text:p text:style-name="Standard">Like past stack programs will be doing a simple overflow</text:p>
      <text:p text:style-name="Standard">Change here is the environment variable</text:p>
      <text:p text:style-name="Standard">Attempt to change environment variable</text:p>
      <text:p text:style-name="Standard"><text:tab/>Export GREENIE=asdf</text:p>
      <text:p text:style-name="Standard"><text:tab/>Env shows asdf as expected</text:p>
      <text:p text:style-name="Standard">Run stack2</text:p>
      <text:p text:style-name="Standard"><text:tab/>Still dont have enough to get past buffer (64)</text:p>
      <text:p text:style-name="Standard">Change GREENIE</text:p>
      <text:p text:style-name="Standard"><text:tab/>export GREENIE=$(python -c "print 'a'*64 + '\x0a\x0d\x0a\x0d'")</text:p>
      <text:p text:style-name="Standard"><text:tab/><text:tab/>Get bad string</text:p>
      <text:p text:style-name="Standard"><text:tab/>Search it up</text:p>
      <text:p text:style-name="Standard"><text:tab/>Dont want to use export (that is environment, want a shell veriable)</text:p>
      <text:p text:style-name="Standard">Final execution</text:p>
      <text:p text:style-name="Standard"><text:tab/>GREENIE=$(python -c "print 'a'*64 + '\x0a\x0d\x0a\x0d'")</text:p>
      <text:p text:style-name="Standard"><text:tab/>./stack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190" meta:character-count="1100" meta:non-whitespace-character-count="926"/>
    <meta:generator>LibreOfficeDev/6.0.5.2$Linux_X86_64 LibreOffice_project/</meta:generator>
  </office:meta>
</office:document-meta>
</file>